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2" style:family="paragraph" style:parent-style-name="Standard">
      <style:text-properties fo:font-weight="bold" officeooo:rsid="097a15a6" officeooo:paragraph-rsid="097a15a6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" style:family="paragraph" style:parent-style-name="Standard">
      <style:text-properties fo:font-weight="bold" officeooo:rsid="0a525c8e" officeooo:paragraph-rsid="0a525c8e" style:font-weight-asian="bold" style:font-weight-complex="bold"/>
    </style:style>
    <style:style style:name="P5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6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7" style:family="paragraph" style:parent-style-name="Standard">
      <style:text-properties style:font-name="Sans-serif" fo:font-weight="bold" officeooo:rsid="09670ddb" officeooo:paragraph-rsid="096b91b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Sans-serif" fo:font-size="9pt" fo:font-weight="normal" officeooo:rsid="0815aa5e" officeooo:paragraph-rsid="082cb2fe" style:font-size-asian="9pt" style:font-weight-asian="normal" style:font-size-complex="9pt" style:font-weight-complex="normal"/>
    </style:style>
    <style:style style:name="P12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15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17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2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2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3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text-properties style:font-name="Sans-serif" fo:font-weight="bold" officeooo:rsid="09670ddb" officeooo:paragraph-rsid="0b295c8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Sans-serif" fo:font-weight="bold" officeooo:paragraph-rsid="0baee12d" style:font-weight-asian="bold" style:font-weight-complex="bold"/>
    </style:style>
    <style:style style:name="P38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39" style:family="paragraph" style:parent-style-name="Standard">
      <style:text-properties style:font-name="Sans-serif" fo:font-weight="bold" officeooo:rsid="077a6193" officeooo:paragraph-rsid="0b6590ba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42" style:family="paragraph" style:parent-style-name="Standard">
      <style:text-properties style:font-name="Sans-serif" fo:font-weight="normal" officeooo:rsid="0bc8a4e2" officeooo:paragraph-rsid="0bc8a4e2" style:font-weight-asian="normal" style:font-weight-complex="normal"/>
    </style:style>
    <style:style style:name="P43" style:family="paragraph" style:parent-style-name="Standard">
      <style:text-properties style:font-name="Sans-serif" officeooo:paragraph-rsid="0ba2cc3c"/>
    </style:style>
    <style:style style:name="P44" style:family="paragraph" style:parent-style-name="Standard">
      <style:text-properties officeooo:rsid="0b30f79e" officeooo:paragraph-rsid="0b30f79e"/>
    </style:style>
    <style:style style:name="P45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46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47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8" style:family="paragraph" style:parent-style-name="Standard">
      <style:text-properties fo:font-weight="bold" officeooo:rsid="0a54af44" officeooo:paragraph-rsid="0a54af44" style:font-weight-asian="bold" style:font-weight-complex="bold"/>
    </style:style>
    <style:style style:name="P49" style:family="paragraph" style:parent-style-name="Standard">
      <style:text-properties fo:font-weight="bold" officeooo:rsid="0b544eed" officeooo:paragraph-rsid="0b544eed" style:font-weight-asian="bold" style:font-weight-complex="bold"/>
    </style:style>
    <style:style style:name="P50" style:family="paragraph" style:parent-style-name="Standard">
      <style:text-properties fo:font-weight="bold" officeooo:rsid="0b544eed" officeooo:paragraph-rsid="0c0f1ff7" style:font-weight-asian="bold" style:font-weight-complex="bold"/>
    </style:style>
    <style:style style:name="P51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52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53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54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55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56" style:family="paragraph" style:parent-style-name="Standard" style:list-style-name="L3">
      <style:paragraph-properties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57" style:family="paragraph" style:parent-style-name="Standard">
      <style:text-properties fo:font-weight="bold" officeooo:rsid="0b8ddee7" officeooo:paragraph-rsid="0c3f6cf8" style:font-weight-asian="bold" style:font-weight-complex="bold"/>
    </style:style>
    <style:style style:name="P58" style:family="paragraph" style:parent-style-name="Standard">
      <style:text-properties officeooo:paragraph-rsid="0b6590ba"/>
    </style:style>
    <style:style style:name="P5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6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bdcf7ec" style:font-size-asian="9pt" style:font-weight-asian="bold" style:font-size-complex="9pt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6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64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65" style:family="paragraph" style:parent-style-name="Heading_20_2">
      <style:text-properties style:font-name="Sans-serif" officeooo:rsid="0800b240" officeooo:paragraph-rsid="0800b240"/>
    </style:style>
    <style:style style:name="P66" style:family="paragraph" style:parent-style-name="Heading_20_1">
      <style:paragraph-properties fo:break-before="column"/>
    </style:style>
    <style:style style:name="P67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02eb07" style:font-weight-asian="normal" style:font-weight-complex="normal"/>
    </style:style>
    <style:style style:name="T6" style:family="text">
      <style:text-properties fo:font-weight="normal" officeooo:rsid="0804ae8a" style:font-weight-asian="normal" style:font-weight-complex="normal"/>
    </style:style>
    <style:style style:name="T7" style:family="text">
      <style:text-properties fo:font-weight="normal" officeooo:rsid="08388490" style:font-weight-asian="normal" style:font-weight-complex="normal"/>
    </style:style>
    <style:style style:name="T8" style:family="text">
      <style:text-properties fo:font-weight="normal" officeooo:rsid="083c8ada" style:font-weight-asian="normal" style:font-weight-complex="normal"/>
    </style:style>
    <style:style style:name="T9" style:family="text">
      <style:text-properties fo:font-weight="normal" officeooo:rsid="09204535" style:font-weight-asian="normal" style:font-weight-complex="normal"/>
    </style:style>
    <style:style style:name="T10" style:family="text">
      <style:text-properties fo:font-weight="normal" officeooo:rsid="095d4b15" style:font-weight-asian="normal" style:font-weight-complex="normal"/>
    </style:style>
    <style:style style:name="T11" style:family="text">
      <style:text-properties fo:font-weight="normal" officeooo:rsid="097d5067" style:font-weight-asian="normal" style:font-weight-complex="normal"/>
    </style:style>
    <style:style style:name="T12" style:family="text">
      <style:text-properties fo:font-weight="normal" officeooo:rsid="09fc0454" style:font-weight-asian="normal" style:font-weight-complex="normal"/>
    </style:style>
    <style:style style:name="T13" style:family="text">
      <style:text-properties fo:font-weight="normal" officeooo:rsid="09fcf6d4" style:font-weight-asian="normal" style:font-weight-complex="normal"/>
    </style:style>
    <style:style style:name="T14" style:family="text">
      <style:text-properties fo:font-weight="normal" officeooo:rsid="0a4eef54" style:font-weight-asian="normal" style:font-weight-complex="normal"/>
    </style:style>
    <style:style style:name="T15" style:family="text">
      <style:text-properties fo:font-weight="normal" officeooo:rsid="0a53de08" style:font-weight-asian="normal" style:font-weight-complex="normal"/>
    </style:style>
    <style:style style:name="T16" style:family="text">
      <style:text-properties fo:font-weight="normal" officeooo:rsid="0a544b4c" style:font-weight-asian="normal" style:font-weight-complex="normal"/>
    </style:style>
    <style:style style:name="T17" style:family="text">
      <style:text-properties fo:font-weight="normal" officeooo:rsid="0a5453e4" style:font-weight-asian="normal" style:font-weight-complex="normal"/>
    </style:style>
    <style:style style:name="T18" style:family="text">
      <style:text-properties fo:font-weight="normal" officeooo:rsid="0a54af44" style:font-weight-asian="normal" style:font-weight-complex="normal"/>
    </style:style>
    <style:style style:name="T19" style:family="text">
      <style:text-properties fo:font-weight="normal" officeooo:rsid="0a56d8d1" style:font-weight-asian="normal" style:font-weight-complex="normal"/>
    </style:style>
    <style:style style:name="T20" style:family="text">
      <style:text-properties fo:font-weight="normal" officeooo:rsid="0a5836b0" style:font-weight-asian="normal" style:font-weight-complex="normal"/>
    </style:style>
    <style:style style:name="T21" style:family="text">
      <style:text-properties fo:font-weight="normal" officeooo:rsid="0a58aaf8" style:font-weight-asian="normal" style:font-weight-complex="normal"/>
    </style:style>
    <style:style style:name="T22" style:family="text">
      <style:text-properties fo:font-weight="normal" officeooo:rsid="0a58b87e" style:font-weight-asian="normal" style:font-weight-complex="normal"/>
    </style:style>
    <style:style style:name="T23" style:family="text">
      <style:text-properties fo:font-weight="normal" officeooo:rsid="0a6221d7" style:font-weight-asian="normal" style:font-weight-complex="normal"/>
    </style:style>
    <style:style style:name="T24" style:family="text">
      <style:text-properties fo:font-weight="normal" officeooo:rsid="0a6a6bd2" style:font-weight-asian="normal" style:font-weight-complex="normal"/>
    </style:style>
    <style:style style:name="T25" style:family="text">
      <style:text-properties fo:font-weight="normal" officeooo:rsid="0a6b2afd" style:font-weight-asian="normal" style:font-weight-complex="normal"/>
    </style:style>
    <style:style style:name="T26" style:family="text">
      <style:text-properties fo:font-weight="normal" officeooo:rsid="0b43f044" style:font-weight-asian="normal" style:font-weight-complex="normal"/>
    </style:style>
    <style:style style:name="T27" style:family="text">
      <style:text-properties fo:font-weight="normal" officeooo:rsid="0b4729d1" style:font-weight-asian="normal" style:font-weight-complex="normal"/>
    </style:style>
    <style:style style:name="T28" style:family="text">
      <style:text-properties fo:font-weight="normal" officeooo:rsid="0b4fae9a" style:font-weight-asian="normal" style:font-weight-complex="normal"/>
    </style:style>
    <style:style style:name="T29" style:family="text">
      <style:text-properties fo:font-weight="normal" officeooo:rsid="0b4fcf47" style:font-weight-asian="normal" style:font-weight-complex="normal"/>
    </style:style>
    <style:style style:name="T30" style:family="text">
      <style:text-properties fo:font-weight="normal" officeooo:rsid="0b564b35" style:font-weight-asian="normal" style:font-weight-complex="normal"/>
    </style:style>
    <style:style style:name="T31" style:family="text">
      <style:text-properties fo:font-weight="normal" officeooo:rsid="0b566c66" style:font-weight-asian="normal" style:font-weight-complex="normal"/>
    </style:style>
    <style:style style:name="T32" style:family="text">
      <style:text-properties fo:font-weight="normal" officeooo:rsid="0b72b756" style:font-weight-asian="normal" style:font-weight-complex="normal"/>
    </style:style>
    <style:style style:name="T33" style:family="text">
      <style:text-properties fo:font-weight="normal" officeooo:rsid="0b73eff2" style:font-weight-asian="normal" style:font-weight-complex="normal"/>
    </style:style>
    <style:style style:name="T34" style:family="text">
      <style:text-properties fo:font-weight="normal" officeooo:rsid="0b749383" style:font-weight-asian="normal" style:font-weight-complex="normal"/>
    </style:style>
    <style:style style:name="T35" style:family="text">
      <style:text-properties fo:font-weight="normal" officeooo:rsid="0b79b87e" style:font-weight-asian="normal" style:font-weight-complex="normal"/>
    </style:style>
    <style:style style:name="T36" style:family="text">
      <style:text-properties fo:font-weight="normal" officeooo:rsid="0b7af5d1" style:font-weight-asian="normal" style:font-weight-complex="normal"/>
    </style:style>
    <style:style style:name="T37" style:family="text">
      <style:text-properties fo:font-weight="normal" officeooo:rsid="0b7bbd1e" style:font-weight-asian="normal" style:font-weight-complex="normal"/>
    </style:style>
    <style:style style:name="T38" style:family="text">
      <style:text-properties fo:font-weight="normal" officeooo:rsid="0b7cbbe0" style:font-weight-asian="normal" style:font-weight-complex="normal"/>
    </style:style>
    <style:style style:name="T39" style:family="text">
      <style:text-properties fo:font-weight="normal" officeooo:rsid="0ba7c2ab" style:font-weight-asian="normal" style:font-weight-complex="normal"/>
    </style:style>
    <style:style style:name="T40" style:family="text">
      <style:text-properties fo:font-weight="normal" officeooo:rsid="0bacccff" style:font-weight-asian="normal" style:font-weight-complex="normal"/>
    </style:style>
    <style:style style:name="T41" style:family="text">
      <style:text-properties fo:font-weight="normal" officeooo:rsid="0bbe266f" style:font-weight-asian="normal" style:font-weight-complex="normal"/>
    </style:style>
    <style:style style:name="T42" style:family="text">
      <style:text-properties fo:font-weight="normal" officeooo:rsid="0bd07e94" style:font-weight-asian="normal" style:font-weight-complex="normal"/>
    </style:style>
    <style:style style:name="T43" style:family="text">
      <style:text-properties fo:font-weight="normal" officeooo:rsid="0bf092e4" style:font-weight-asian="normal" style:font-weight-complex="normal"/>
    </style:style>
    <style:style style:name="T44" style:family="text">
      <style:text-properties fo:font-weight="normal" officeooo:rsid="0bf2698a" style:font-weight-asian="normal" style:font-weight-complex="normal"/>
    </style:style>
    <style:style style:name="T45" style:family="text">
      <style:text-properties fo:font-weight="normal" officeooo:rsid="0bf450ea" style:font-weight-asian="normal" style:font-weight-complex="normal"/>
    </style:style>
    <style:style style:name="T46" style:family="text">
      <style:text-properties fo:font-weight="normal" officeooo:rsid="0bf45121" style:font-weight-asian="normal" style:font-weight-complex="normal"/>
    </style:style>
    <style:style style:name="T47" style:family="text">
      <style:text-properties fo:font-weight="normal" officeooo:rsid="0bf47653" style:font-weight-asian="normal" style:font-weight-complex="normal"/>
    </style:style>
    <style:style style:name="T48" style:family="text">
      <style:text-properties fo:font-weight="normal" officeooo:rsid="0bf7bf59" style:font-weight-asian="normal" style:font-weight-complex="normal"/>
    </style:style>
    <style:style style:name="T49" style:family="text">
      <style:text-properties fo:font-weight="normal" officeooo:rsid="0c051aeb" style:font-weight-asian="normal" style:font-weight-complex="normal"/>
    </style:style>
    <style:style style:name="T50" style:family="text">
      <style:text-properties fo:font-weight="normal" officeooo:rsid="0c0aa9b9" style:font-weight-asian="normal" style:font-weight-complex="normal"/>
    </style:style>
    <style:style style:name="T51" style:family="text">
      <style:text-properties fo:font-weight="normal" officeooo:rsid="0c0f1ff7" style:font-weight-asian="normal" style:font-weight-complex="normal"/>
    </style:style>
    <style:style style:name="T52" style:family="text">
      <style:text-properties fo:font-weight="normal" officeooo:rsid="0c10aea3" style:font-weight-asian="normal" style:font-weight-complex="normal"/>
    </style:style>
    <style:style style:name="T53" style:family="text">
      <style:text-properties fo:font-weight="normal" officeooo:rsid="0c132a8c" style:font-weight-asian="normal" style:font-weight-complex="normal"/>
    </style:style>
    <style:style style:name="T54" style:family="text">
      <style:text-properties fo:font-weight="normal" officeooo:rsid="0c155987" style:font-weight-asian="normal" style:font-weight-complex="normal"/>
    </style:style>
    <style:style style:name="T55" style:family="text">
      <style:text-properties fo:font-weight="normal" officeooo:rsid="0c162ac1" style:font-weight-asian="normal" style:font-weight-complex="normal"/>
    </style:style>
    <style:style style:name="T56" style:family="text">
      <style:text-properties fo:font-weight="normal" officeooo:rsid="0c3b4854" style:font-weight-asian="normal" style:font-weight-complex="normal"/>
    </style:style>
    <style:style style:name="T57" style:family="text">
      <style:text-properties fo:font-weight="normal" officeooo:rsid="0c3f4e86" style:font-weight-asian="normal" style:font-weight-complex="normal"/>
    </style:style>
    <style:style style:name="T58" style:family="text">
      <style:text-properties fo:font-weight="normal" officeooo:rsid="0c3f6cf8" style:font-weight-asian="normal" style:font-weight-complex="normal"/>
    </style:style>
    <style:style style:name="T5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c3f4e86" style:font-style-asian="italic" style:font-weight-asian="normal" style:font-style-complex="italic" style:font-weight-complex="normal"/>
    </style:style>
    <style:style style:name="T6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716bceb" style:font-style-asian="normal" style:font-style-complex="normal"/>
    </style:style>
    <style:style style:name="T64" style:family="text">
      <style:text-properties fo:font-style="normal" officeooo:rsid="0b3d8491" style:font-style-asian="normal" style:font-style-complex="normal"/>
    </style:style>
    <style:style style:name="T65" style:family="text">
      <style:text-properties fo:font-style="normal" officeooo:rsid="071c4ff5" style:font-style-asian="normal" style:font-style-complex="normal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b261f4b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5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86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87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88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89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90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91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92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93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94" style:family="text">
      <style:text-properties style:font-name="Sans-serif" fo:font-size="9pt" fo:font-style="normal" fo:font-weight="normal" officeooo:rsid="0a645988" style:font-size-asian="9pt" style:font-style-asian="normal" style:font-weight-asian="normal" style:font-size-complex="9pt" style:font-style-complex="normal" style:font-weight-complex="normal"/>
    </style:style>
    <style:style style:name="T95" style:family="text">
      <style:text-properties style:font-name="Sans-serif" fo:font-size="9pt" fo:font-style="normal" fo:font-weight="normal" officeooo:rsid="0a6588b6" style:font-size-asian="9pt" style:font-style-asian="normal" style:font-weight-asian="normal" style:font-size-complex="9pt" style:font-style-complex="normal" style:font-weight-complex="normal"/>
    </style:style>
    <style:style style:name="T96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97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style:font-name="Sans-serif" fo:font-size="9pt" fo:font-style="normal" fo:font-weight="normal" officeooo:rsid="0b92b2ee" style:font-size-asian="9pt" style:font-style-asian="normal" style:font-weight-asian="normal" style:font-size-complex="9pt" style:font-style-complex="normal" style:font-weight-complex="normal"/>
    </style:style>
    <style:style style:name="T100" style:family="text">
      <style:text-properties style:font-name="Sans-serif"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01" style:family="text">
      <style:text-properties style:font-name="Sans-serif" fo:font-size="9pt" fo:font-style="normal" fo:font-weight="normal" officeooo:rsid="0c3f6cf8" style:font-size-asian="9pt" style:font-style-asian="normal" style:font-weight-asian="normal" style:font-size-complex="9pt" style:font-style-complex="normal" style:font-weight-complex="normal"/>
    </style:style>
    <style:style style:name="T102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03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04" style:family="text">
      <style:text-properties style:font-name="Sans-serif" fo:font-size="9pt" fo:font-style="normal" fo:font-weight="bold" officeooo:rsid="09640913" style:font-size-asian="9pt" style:font-style-asian="normal" style:font-weight-asian="bold" style:font-size-complex="9pt" style:font-style-complex="normal" style:font-weight-complex="bold"/>
    </style:style>
    <style:style style:name="T105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06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107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108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109" style:family="text">
      <style:text-properties style:font-name="Sans-serif" fo:font-size="9pt" fo:font-weight="normal" officeooo:rsid="0c0b773b" style:font-size-asian="9pt" style:font-weight-asian="normal" style:font-size-complex="9pt" style:font-weight-complex="normal"/>
    </style:style>
    <style:style style:name="T110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111" style:family="text">
      <style:text-properties style:font-name="Sans-serif" fo:font-size="9pt" fo:font-weight="normal" officeooo:rsid="0c0de226" style:font-size-asian="9pt" style:font-weight-asian="normal" style:font-size-complex="9pt" style:font-weight-complex="normal"/>
    </style:style>
    <style:style style:name="T112" style:family="text">
      <style:text-properties style:font-name="Sans-serif" fo:font-size="9pt" fo:font-weight="normal" officeooo:rsid="0c168d8d" style:font-size-asian="9pt" style:font-weight-asian="normal" style:font-size-complex="9pt" style:font-weight-complex="normal"/>
    </style:style>
    <style:style style:name="T113" style:family="text">
      <style:text-properties style:font-name="Sans-serif" fo:font-size="9pt" fo:font-weight="normal" officeooo:rsid="0c180f01" style:font-size-asian="9pt" style:font-weight-asian="normal" style:font-size-complex="9pt" style:font-weight-complex="normal"/>
    </style:style>
    <style:style style:name="T114" style:family="text">
      <style:text-properties style:font-name="Sans-serif" fo:font-size="9pt" fo:font-weight="normal" officeooo:rsid="0c3d43d8" style:font-size-asian="9pt" style:font-weight-asian="normal" style:font-size-complex="9pt" style:font-weight-complex="normal"/>
    </style:style>
    <style:style style:name="T115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116" style:family="text">
      <style:text-properties style:font-name="Sans-serif" fo:font-weight="normal" style:font-weight-asian="normal" style:font-weight-complex="normal"/>
    </style:style>
    <style:style style:name="T117" style:family="text">
      <style:text-properties style:font-name="Sans-serif" fo:font-weight="normal" officeooo:rsid="0b31f3be" style:font-weight-asian="normal" style:font-weight-complex="normal"/>
    </style:style>
    <style:style style:name="T118" style:family="text">
      <style:text-properties style:font-name="Sans-serif" fo:font-weight="normal" officeooo:rsid="0b333eeb" style:font-weight-asian="normal" style:font-weight-complex="normal"/>
    </style:style>
    <style:style style:name="T119" style:family="text">
      <style:text-properties style:font-name="Sans-serif" fo:font-weight="normal" officeooo:rsid="0b338600" style:font-weight-asian="normal" style:font-weight-complex="normal"/>
    </style:style>
    <style:style style:name="T120" style:family="text">
      <style:text-properties style:font-name="Sans-serif" fo:font-weight="normal" officeooo:rsid="0b4889e8" style:font-weight-asian="normal" style:font-weight-complex="normal"/>
    </style:style>
    <style:style style:name="T121" style:family="text">
      <style:text-properties style:font-name="Sans-serif" fo:font-weight="normal" officeooo:rsid="0b48f81d" style:font-weight-asian="normal" style:font-weight-complex="normal"/>
    </style:style>
    <style:style style:name="T122" style:family="text">
      <style:text-properties style:font-name="Sans-serif" fo:font-weight="normal" officeooo:rsid="0bb4d036" style:font-weight-asian="normal" style:font-weight-complex="normal"/>
    </style:style>
    <style:style style:name="T123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124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125" style:family="text">
      <style:text-properties fo:font-size="9pt" fo:font-weight="normal" officeooo:rsid="0a51a89e" style:font-size-asian="9pt" style:font-weight-asian="normal" style:font-size-complex="9pt" style:font-weight-complex="normal"/>
    </style:style>
    <style:style style:name="T126" style:family="text">
      <style:text-properties fo:font-size="9pt" fo:font-weight="normal" officeooo:rsid="071c4ff5" style:font-size-asian="9pt" style:font-weight-asian="normal" style:font-size-complex="9pt" style:font-weight-complex="normal"/>
    </style:style>
    <style:style style:name="T127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128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129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130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131" style:family="text">
      <style:text-properties fo:font-size="9pt" fo:font-weight="normal" officeooo:rsid="0bcf9c69" style:font-size-asian="9pt" style:font-weight-asian="normal" style:font-size-complex="9pt" style:font-weight-complex="normal"/>
    </style:style>
    <style:style style:name="T132" style:family="text">
      <style:text-properties fo:font-size="9pt" fo:font-weight="normal" officeooo:rsid="0beeb97c" style:font-size-asian="9pt" style:font-weight-asian="normal" style:font-size-complex="9pt" style:font-weight-complex="normal"/>
    </style:style>
    <style:style style:name="T133" style:family="text">
      <style:text-properties fo:font-size="9pt" style:font-size-asian="9pt" style:font-size-complex="9pt"/>
    </style:style>
    <style:style style:name="T134" style:family="text">
      <style:text-properties fo:font-size="9pt" officeooo:rsid="0716bceb" style:font-size-asian="9pt" style:font-size-complex="9pt"/>
    </style:style>
    <style:style style:name="T135" style:family="text">
      <style:text-properties fo:font-size="9pt" officeooo:rsid="071b3c17" style:font-size-asian="9pt" style:font-size-complex="9pt"/>
    </style:style>
    <style:style style:name="T136" style:family="text">
      <style:text-properties fo:font-size="9pt" officeooo:rsid="071c4ff5" style:font-size-asian="9pt" style:font-size-complex="9pt"/>
    </style:style>
    <style:style style:name="T137" style:family="text">
      <style:text-properties fo:font-size="9pt" officeooo:rsid="082e99d0" style:font-size-asian="9pt" style:font-size-complex="9pt"/>
    </style:style>
    <style:style style:name="T138" style:family="text">
      <style:text-properties fo:font-size="9pt" officeooo:rsid="0a738daa" style:font-size-asian="9pt" style:font-size-complex="9pt"/>
    </style:style>
    <style:style style:name="T139" style:family="text">
      <style:text-properties fo:font-size="9pt" officeooo:rsid="0a74078a" style:font-size-asian="9pt" style:font-size-complex="9pt"/>
    </style:style>
    <style:style style:name="T140" style:family="text">
      <style:text-properties fo:font-size="9pt" officeooo:rsid="0a812dd0" style:font-size-asian="9pt" style:font-size-complex="9pt"/>
    </style:style>
    <style:style style:name="T141" style:family="text">
      <style:text-properties fo:font-size="9pt" officeooo:rsid="0a85f23f" style:font-size-asian="9pt" style:font-size-complex="9pt"/>
    </style:style>
    <style:style style:name="T142" style:family="text">
      <style:text-properties fo:font-size="9pt" officeooo:rsid="0a9602e8" style:font-size-asian="9pt" style:font-size-complex="9pt"/>
    </style:style>
    <style:style style:name="T143" style:family="text">
      <style:text-properties fo:font-size="9pt" officeooo:rsid="0aa4852b" style:font-size-asian="9pt" style:font-size-complex="9pt"/>
    </style:style>
    <style:style style:name="T144" style:family="text">
      <style:text-properties fo:font-size="9pt" officeooo:rsid="0b49f672" style:font-size-asian="9pt" style:font-size-complex="9pt"/>
    </style:style>
    <style:style style:name="T145" style:family="text">
      <style:text-properties fo:font-size="9pt" officeooo:rsid="0b4a29b0" style:font-size-asian="9pt" style:font-size-complex="9pt"/>
    </style:style>
    <style:style style:name="T146" style:family="text">
      <style:text-properties fo:font-size="9pt" officeooo:rsid="0b4b9307" style:font-size-asian="9pt" style:font-size-complex="9pt"/>
    </style:style>
    <style:style style:name="T147" style:family="text">
      <style:text-properties fo:font-size="9pt" officeooo:rsid="0bc7b627" style:font-size-asian="9pt" style:font-size-complex="9pt"/>
    </style:style>
    <style:style style:name="T148" style:family="text">
      <style:text-properties fo:font-size="9pt" officeooo:rsid="0bc8963e" style:font-size-asian="9pt" style:font-size-complex="9pt"/>
    </style:style>
    <style:style style:name="T149" style:family="text">
      <style:text-properties fo:font-size="9pt" officeooo:rsid="0bc94c90" style:font-size-asian="9pt" style:font-size-complex="9pt"/>
    </style:style>
    <style:style style:name="T150" style:family="text">
      <style:text-properties fo:font-size="9pt" officeooo:rsid="0bcb4aa0" style:font-size-asian="9pt" style:font-size-complex="9pt"/>
    </style:style>
    <style:style style:name="T151" style:family="text">
      <style:text-properties fo:font-size="9pt" officeooo:rsid="0bcbd766" style:font-size-asian="9pt" style:font-size-complex="9pt"/>
    </style:style>
    <style:style style:name="T152" style:family="text">
      <style:text-properties fo:font-size="9pt" officeooo:rsid="0bd6c46d" style:font-size-asian="9pt" style:font-size-complex="9pt"/>
    </style:style>
    <style:style style:name="T153" style:family="text">
      <style:text-properties fo:font-size="9pt" officeooo:rsid="0bd88b72" style:font-size-asian="9pt" style:font-size-complex="9pt"/>
    </style:style>
    <style:style style:name="T154" style:family="text">
      <style:text-properties fo:font-size="9pt" officeooo:rsid="0c1acaa6" style:font-size-asian="9pt" style:font-size-complex="9pt"/>
    </style:style>
    <style:style style:name="T155" style:family="text">
      <style:text-properties fo:font-size="9pt" officeooo:rsid="0c1c85fc" style:font-size-asian="9pt" style:font-size-complex="9pt"/>
    </style:style>
    <style:style style:name="T156" style:family="text">
      <style:text-properties fo:font-size="9pt" officeooo:rsid="0c1e2077" style:font-size-asian="9pt" style:font-size-complex="9pt"/>
    </style:style>
    <style:style style:name="T157" style:family="text">
      <style:text-properties fo:font-size="9pt" officeooo:rsid="0c204544" style:font-size-asian="9pt" style:font-size-complex="9pt"/>
    </style:style>
    <style:style style:name="T158" style:family="text">
      <style:text-properties fo:font-size="9pt" officeooo:rsid="0c2a6184" style:font-size-asian="9pt" style:font-size-complex="9pt"/>
    </style:style>
    <style:style style:name="T159" style:family="text">
      <style:text-properties fo:font-size="9pt" officeooo:rsid="0c2f6408" style:font-size-asian="9pt" style:font-size-complex="9pt"/>
    </style:style>
    <style:style style:name="T160" style:family="text">
      <style:text-properties fo:font-size="9pt" officeooo:rsid="0c32285a" style:font-size-asian="9pt" style:font-size-complex="9pt"/>
    </style:style>
    <style:style style:name="T161" style:family="text">
      <style:text-properties fo:font-size="9pt" officeooo:rsid="0c324e02" style:font-size-asian="9pt" style:font-size-complex="9pt"/>
    </style:style>
    <style:style style:name="T162" style:family="text">
      <style:text-properties fo:font-size="9pt" officeooo:rsid="0c360eea" style:font-size-asian="9pt" style:font-size-complex="9pt"/>
    </style:style>
    <style:style style:name="T16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fo:font-size="9pt" fo:font-style="normal" fo:font-weight="normal" officeooo:rsid="0a9fb857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fo:font-size="9pt" fo:font-style="normal" fo:font-weight="normal" officeooo:rsid="0b295c8d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fo:font-size="9pt" fo:font-style="normal" fo:font-weight="normal" officeooo:rsid="0b372212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fo:font-size="9pt" fo:font-style="normal" fo:font-weight="normal" officeooo:rsid="0b3a9e4c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fo:font-size="9pt" fo:font-style="normal" fo:font-weight="normal" officeooo:rsid="0b407dde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fo:font-size="9pt" fo:font-style="normal" fo:font-weight="normal" officeooo:rsid="0ba0ab7f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fo:font-size="9pt" fo:font-style="normal" fo:font-weight="normal" officeooo:rsid="0bb0aa14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fo:font-size="9pt" fo:font-style="normal" fo:font-weight="normal" officeooo:rsid="0bb16deb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fo:font-size="9pt" fo:font-style="normal" fo:font-weight="normal" officeooo:rsid="0bb65707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fo:font-size="9pt" fo:font-style="normal" fo:font-weight="normal" officeooo:rsid="0bc3a738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fo:font-size="9pt" fo:font-style="normal" fo:font-weight="normal" officeooo:rsid="0bcf9c69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fo:font-size="9pt" fo:font-style="normal" fo:font-weight="normal" officeooo:rsid="0aa566ec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fo:font-size="9pt" fo:font-style="normal" fo:font-weight="normal" officeooo:rsid="0bcda5a6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fo:font-size="9pt" fo:font-style="normal" fo:font-weight="normal" officeooo:rsid="0be7be78" style:font-size-asian="9pt" style:font-style-asian="normal" style:font-weight-asian="normal" style:font-size-complex="9pt" style:font-style-complex="normal" style:font-weight-complex="normal"/>
    </style:style>
    <style:style style:name="T195" style:family="text">
      <style:text-properties fo:font-size="9pt" fo:font-style="normal" fo:font-weight="normal" officeooo:rsid="0beec077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fo:font-size="9pt" fo:font-style="normal" fo:font-weight="normal" officeooo:rsid="0c18e57a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fo:font-size="9pt" fo:font-style="normal" fo:font-weight="normal" officeooo:rsid="0c20d9a1" style:font-size-asian="9pt" style:font-style-asian="normal" style:font-weight-asian="normal" style:font-size-complex="9pt" style:font-style-complex="normal" style:font-weight-complex="normal"/>
    </style:style>
    <style:style style:name="T198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199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200" style:family="text">
      <style:text-properties fo:font-size="9pt" fo:font-style="normal" style:font-size-asian="9pt" style:font-style-asian="normal" style:font-size-complex="9pt" style:font-style-complex="normal"/>
    </style:style>
    <style:style style:name="T201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202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203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204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205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206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207" style:family="text">
      <style:text-properties fo:font-size="9pt" fo:font-style="normal" officeooo:rsid="0b372212" style:font-size-asian="9pt" style:font-style-asian="normal" style:font-size-complex="9pt" style:font-style-complex="normal"/>
    </style:style>
    <style:style style:name="T208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209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210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211" style:family="text">
      <style:text-properties fo:font-size="9pt" fo:font-style="normal" officeooo:rsid="0c33bca5" style:font-size-asian="9pt" style:font-style-asian="normal" style:font-size-complex="9pt" style:font-style-complex="normal"/>
    </style:style>
    <style:style style:name="T212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213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214" style:family="text">
      <style:text-properties fo:font-size="9pt" fo:font-weight="bold" style:font-size-asian="9pt" style:font-weight-asian="bold" style:font-size-complex="9pt" style:font-weight-complex="bold"/>
    </style:style>
    <style:style style:name="T215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216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217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218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219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220" style:family="text">
      <style:text-properties fo:font-size="9pt" fo:font-weight="bold" officeooo:rsid="007da3e2" style:font-size-asian="9pt" style:font-weight-asian="bold" style:font-size-complex="9pt" style:font-weight-complex="bold"/>
    </style:style>
    <style:style style:name="T221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222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223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24" style:family="text">
      <style:text-properties fo:font-size="9pt" fo:font-style="italic" fo:font-weight="normal" officeooo:rsid="0bcf9c69" style:font-size-asian="9pt" style:font-style-asian="italic" style:font-weight-asian="normal" style:font-size-complex="9pt" style:font-style-complex="italic" style:font-weight-complex="normal"/>
    </style:style>
    <style:style style:name="T225" style:family="text">
      <style:text-properties fo:font-size="9pt" fo:font-style="italic" fo:font-weight="normal" officeooo:rsid="0be7be78" style:font-size-asian="9pt" style:font-style-asian="italic" style:font-weight-asian="normal" style:font-size-complex="9pt" style:font-style-complex="italic" style:font-weight-complex="normal"/>
    </style:style>
    <style:style style:name="T226" style:family="text">
      <style:text-properties officeooo:rsid="0716bceb"/>
    </style:style>
    <style:style style:name="T227" style:family="text">
      <style:text-properties officeooo:rsid="08388490"/>
    </style:style>
    <style:style style:name="T228" style:family="text">
      <style:text-properties officeooo:rsid="083c8ada"/>
    </style:style>
    <style:style style:name="T229" style:family="text">
      <style:text-properties officeooo:rsid="09204535"/>
    </style:style>
    <style:style style:name="T230" style:family="text">
      <style:text-properties officeooo:rsid="097d5067"/>
    </style:style>
    <style:style style:name="T231" style:family="text">
      <style:text-properties officeooo:rsid="09fc0454"/>
    </style:style>
    <style:style style:name="T232" style:family="text">
      <style:text-properties style:text-underline-style="none" fo:font-weight="normal" style:font-weight-asian="normal" style:font-weight-complex="normal"/>
    </style:style>
    <style:style style:name="T233" style:family="text">
      <style:text-properties style:text-underline-style="none" fo:font-weight="normal" officeooo:rsid="0b566c66" style:font-weight-asian="normal" style:font-weight-complex="normal"/>
    </style:style>
    <style:style style:name="T234" style:family="text">
      <style:text-properties style:text-underline-style="none" fo:font-weight="normal" officeooo:rsid="0b56a798" style:font-weight-asian="normal" style:font-weight-complex="normal"/>
    </style:style>
    <style:style style:name="T235" style:family="text">
      <style:text-properties style:text-underline-style="none" fo:font-weight="normal" officeooo:rsid="0b56ffad" style:font-weight-asian="normal" style:font-weight-complex="normal"/>
    </style:style>
    <style:style style:name="T236" style:family="text">
      <style:text-properties style:text-underline-style="none" fo:font-weight="normal" officeooo:rsid="0b5ae17c" style:font-weight-asian="normal" style:font-weight-complex="normal"/>
    </style:style>
    <style:style style:name="T237" style:family="text">
      <style:text-properties style:text-underline-style="none" fo:font-weight="normal" officeooo:rsid="0b5b43a8" style:font-weight-asian="normal" style:font-weight-complex="normal"/>
    </style:style>
    <style:style style:name="T238" style:family="text">
      <style:text-properties style:text-underline-style="none" fo:font-weight="normal" officeooo:rsid="0b5c18f3" style:font-weight-asian="normal" style:font-weight-complex="normal"/>
    </style:style>
    <style:style style:name="T239" style:family="text">
      <style:text-properties style:text-underline-style="none" fo:font-weight="normal" officeooo:rsid="0b5d4797" style:font-weight-asian="normal" style:font-weight-complex="normal"/>
    </style:style>
    <style:style style:name="T240" style:family="text">
      <style:text-properties style:text-underline-style="none" fo:font-weight="normal" officeooo:rsid="0b6073ba" style:font-weight-asian="normal" style:font-weight-complex="normal"/>
    </style:style>
    <style:style style:name="T241" style:family="text">
      <style:text-properties style:text-underline-style="none" fo:font-weight="normal" officeooo:rsid="0b61dc80" style:font-weight-asian="normal" style:font-weight-complex="normal"/>
    </style:style>
    <style:style style:name="T242" style:family="text">
      <style:text-properties style:text-underline-style="none" fo:font-weight="normal" officeooo:rsid="0b69438f" style:font-weight-asian="normal" style:font-weight-complex="normal"/>
    </style:style>
    <style:style style:name="T243" style:family="text">
      <style:text-properties style:text-underline-style="none" fo:font-weight="normal" officeooo:rsid="0b69ea75" style:font-weight-asian="normal" style:font-weight-complex="normal"/>
    </style:style>
    <style:style style:name="T244" style:family="text">
      <style:text-properties style:text-underline-style="none" fo:font-weight="normal" officeooo:rsid="0b6d0886" style:font-weight-asian="normal" style:font-weight-complex="normal"/>
    </style:style>
    <style:style style:name="T245" style:family="text">
      <style:text-properties style:text-underline-style="none" fo:font-weight="normal" officeooo:rsid="0b81b1cf" style:font-weight-asian="normal" style:font-weight-complex="normal"/>
    </style:style>
    <style:style style:name="T246" style:family="text">
      <style:text-properties style:text-underline-style="none" fo:font-weight="normal" officeooo:rsid="0b86463d" style:font-weight-asian="normal" style:font-weight-complex="normal"/>
    </style:style>
    <style:style style:name="T247" style:family="text">
      <style:text-properties style:text-underline-style="none" fo:font-weight="normal" officeooo:rsid="0b8ab976" style:font-weight-asian="normal" style:font-weight-complex="normal"/>
    </style:style>
    <style:style style:name="T248" style:family="text">
      <style:text-properties style:text-underline-style="none" fo:font-weight="normal" officeooo:rsid="0b8c78ef" style:font-weight-asian="normal" style:font-weight-complex="normal"/>
    </style:style>
    <style:style style:name="T249" style:family="text">
      <style:text-properties officeooo:rsid="0b567299"/>
    </style:style>
    <style:style style:name="T250" style:family="text">
      <style:text-properties officeooo:rsid="0b8e48d0"/>
    </style:style>
    <style:style style:name="T251" style:family="text">
      <style:text-properties officeooo:rsid="0c0aa9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16">You’re a PC. You and your </text:span><text:span text:style-name="T120">comrades</text:span><text:span text:style-name="T116"> are literally the center of the entire narrative universe. </text:span><text:span text:style-name="T122">Here</text:span><text:span text:style-name="T116"> are the </text:span><text:span text:style-name="T118">basic </text:span><text:span text:style-name="T116">tools you need to </text:span><text:span text:style-name="T119">define yourself and </text:span><text:span text:style-name="T116">drive </text:span><text:span text:style-name="T121">the</text:span><text:span text:style-name="T117"> </text:span><text:span text:style-name="T118">story forward.</text:span></text:p>
      <text:h text:style-name="Heading_20_1" text:outline-level="1">Resources</text:h>
      <text:p text:style-name="P46">Concept – <text:span text:style-name="T4">What’s your deal? </text:span><text:span text:style-name="T28">Don’t just </text:span><text:span text:style-name="T40">put </text:span><text:span text:style-name="T28">a playbook name. </text:span><text:span text:style-name="T32">Put</text:span><text:span text:style-name="T4"> what makes you cool, </text:span><text:span text:style-name="T29">special</text:span><text:span text:style-name="T4">, or exciting. Stick to things </text:span><text:span text:style-name="T26">we’d notice on screen. </text:span><text:span text:style-name="T27">You can change or refine this as you play.</text:span></text:p>
      <text:p text:style-name="P46"><text:span text:style-name="T26"/></text:p>
      <text:p text:style-name="P46"><text:span text:style-name="T26"/></text:p>
      <text:p text:style-name="P46"><text:span text:style-name="T26"/></text:p>
      <text:p text:style-name="P46"><text:span text:style-name="T26"/></text:p>
      <text:p text:style-name="P46"><text:span text:style-name="T26"/></text:p>
      <text:p text:style-name="P46"><text:span text:style-name="T26"/></text:p>
      <text:p text:style-name="P1"/>
      <text:p text:style-name="P54">Drives –<text:span text:style-name="T4"> What do you want or need? What </text:span><text:span text:style-name="T34">gets you out of bed to take </text:span><text:span text:style-name="T36">exciting</text:span><text:span text:style-name="T34"> risks? </text:span><text:span text:style-name="T33">Like, why </text:span><text:span text:style-name="T35">even </text:span><text:span text:style-name="T33">bother? </text:span><text:span text:style-name="T38">You only need 1, but 2</text:span><text:span text:style-name="T37"> </text:span><text:span text:style-name="T38">is </text:span><text:span text:style-name="T41">better for you.</text:span></text:p>
      <text:p text:style-name="P54"><text:span text:style-name="T4"/></text:p>
      <text:p text:style-name="P58"><text:span text:style-name="T102">1.</text:span></text:p>
      <text:p text:style-name="P39"><text:span text:style-name="T167"/></text:p>
      <text:p text:style-name="P58"><text:span text:style-name="T103">2</text:span><text:span text:style-name="T102">.</text:span></text:p>
      <text:p text:style-name="P1"/>
      <text:p text:style-name="P1"><text:span text:style-name="T231">Health</text:span> –<text:span text:style-name="T4"> </text:span><text:span text:style-name="T12">Health </text:span><text:span text:style-name="T13">abstractly </text:span><text:span text:style-name="T66">represents </text:span><text:span text:style-name="T69">the integrity and functionality </text:span><text:span text:style-name="T74">o</text:span><text:span text:style-name="T69">f your body, </text:span><text:span text:style-name="T73">mind, </text:span><text:span text:style-name="T75">and spirit</text:span><text:span text:style-name="T66">. </text:span><text:span text:style-name="T4">When you’re weakened or injured, you </text:span><text:span text:style-name="T59">take harm</text:span><text:span text:style-name="T66">, </text:span><text:span text:style-name="T72">which might cause you to lose health</text:span><text:span text:style-name="T66">. </text:span><text:span text:style-name="T68"><text:s/></text:span><text:span text:style-name="T70">W</text:span><text:span text:style-name="T66">hen you </text:span><text:span text:style-name="T70">erase</text:span><text:span text:style-name="T66"> your last </text:span><text:span text:style-name="T71">health</text:span><text:span text:style-name="T66">, </text:span><text:span text:style-name="T59">you die</text:span><text:span text:style-name="T66">.</text:span></text:p>
      <text:p text:style-name="P17"/>
      <text:p text:style-name="P38"><text:span text:style-name="T165">● </text:span><text:span text:style-name="T167">1. </text:span><text:span text:style-name="T166">▢ ▢ ▢ <text:s/></text:span><text:span text:style-name="T168">(Human)</text:span></text:p>
      <text:p text:style-name="P5"><text:span text:style-name="T165">△ </text:span><text:span text:style-name="T168">2. </text:span><text:span text:style-name="T166">▢ ▢ ▢ <text:s/></text:span><text:span text:style-name="T168">(Superhuman)</text:span></text:p>
      <text:p text:style-name="P6"><text:span text:style-name="T165">△ </text:span><text:span text:style-name="T169">3</text:span><text:span text:style-name="T168">. </text:span><text:span text:style-name="T166">▢ ▢ ▢ <text:s/></text:span><text:span text:style-name="T168">(</text:span><text:span text:style-name="T169">Boss-tier</text:span><text:span text:style-name="T168">)</text:span></text:p>
      <text:p text:style-name="P13"/>
      <text:p text:style-name="P7"><text:span text:style-name="T201">R</text:span><text:span text:style-name="T200">esist </text:span><text:span text:style-name="T166">▢ ▢ </text:span><text:span text:style-name="T200">– </text:span><text:span text:style-name="T163">When you </text:span><text:span text:style-name="T170">make a roll and </text:span><text:span text:style-name="T163">don’t like the complications the GM </text:span><text:span text:style-name="T170">describes</text:span><text:span text:style-name="T164">, </text:span><text:span text:style-name="T163">you can </text:span><text:span text:style-name="T223">resist consequences</text:span><text:span text:style-name="T163">.</text:span></text:p>
      <text:p text:style-name="P33"><text:span text:style-name="T104"/></text:p>
      <text:p text:style-name="P33"><text:span text:style-name="T204">XP</text:span><text:span text:style-name="T105"> </text:span><text:span text:style-name="T98">▢ ▢ ▢ </text:span><text:span text:style-name="T166">▢ ▢ ▢ </text:span><text:span text:style-name="T205">–</text:span><text:span text:style-name="T166"> </text:span><text:span text:style-name="T172">XP abstractly represents your knowledge and skill acquired through painful </text:span><text:span text:style-name="T179">experience</text:span><text:span text:style-name="T172">. </text:span><text:span text:style-name="T179">You get XP when a move says so. </text:span><text:span text:style-name="T177">Spend it to </text:span><text:span text:style-name="T178">improve yourself.</text:span></text:p>
      <text:h text:style-name="P65" text:outline-level="2"/>
      <text:h text:style-name="P66" text:outline-level="1">Abilities</text:h>
      <text:p text:style-name="P41"><text:span text:style-name="T133">These are </text:span><text:span text:style-name="T144">exciting </text:span><text:span text:style-name="T146">things</text:span><text:span text:style-name="T145"> </text:span><text:span text:style-name="T133">that </text:span><text:span text:style-name="T137">many</text:span><text:span text:style-name="T133"> people could learn to do, </text:span><text:span text:style-name="T155">although they hardly cover the </text:span><text:span text:style-name="T156">true </text:span><text:span text:style-name="T155">gamut of human experience</text:span><text:span text:style-name="T133">. </text:span></text:p>
      <text:p text:style-name="P41"/>
      <text:p text:style-name="P41"><text:span text:style-name="T147">These are intentionally broad. </text:span><text:span text:style-name="T162">If you think it’d be cool for your concept, y</text:span><text:span text:style-name="T148">ou may </text:span><text:span text:style-name="T160">informally</text:span><text:span text:style-name="T148"> restrict </text:span><text:span text:style-name="T154">your application of an ability</text:span><text:span text:style-name="T160">—</text:span><text:span text:style-name="T161">e.g. you nurture only with</text:span><text:span text:style-name="T209"> </text:span><text:span text:style-name="T210">feng shui, </text:span><text:span text:style-name="T211">fight only with your fists, </text:span><text:span text:style-name="T212">or operate only sailing ships.</text:span></text:p>
      <text:p text:style-name="P40"/>
      <text:p text:style-name="P14"><text:span text:style-name="T214">○ </text:span><text:span text:style-name="T222">Operation</text:span><text:span text:style-name="T215"> </text:span><text:span text:style-name="T214">○ ○ ○</text:span><text:span text:style-name="T216"> –</text:span><text:span text:style-name="T133"> </text:span><text:span text:style-name="T157">You run, pilot, or command subtle or intricate systems to reap maximum performance.</text:span></text:p>
      <text:p text:style-name="P31"/>
      <text:p text:style-name="P32"><text:span text:style-name="T1">○ </text:span><text:span text:style-name="T3">Administration </text:span><text:span text:style-name="T1">○ ○ ○</text:span><text:span text:style-name="T2"> –</text:span><text:span text:style-name="T226"> You wrangle and manage minutiae to ensure they fit into the big picture.</text:span></text:p>
      <text:p text:style-name="P26"><text:span text:style-name="T62"/></text:p>
      <text:p text:style-name="P26"><text:span text:style-name="T62">○ </text:span><text:span text:style-name="T64">Nurturing</text:span><text:span text:style-name="T65"> </text:span><text:span text:style-name="T62">○ ○ ○ –</text:span><text:span text:style-name="T66"> </text:span><text:span text:style-name="T77">You </text:span><text:span text:style-name="T78">provide just the right</text:span><text:span text:style-name="T77"> </text:span><text:span text:style-name="T82">encouragement, </text:span><text:span text:style-name="T77">support, safety, or kick in the ass.</text:span></text:p>
      <text:p text:style-name="P8"/>
      <text:p text:style-name="P14"><text:span text:style-name="T216">○ </text:span><text:span text:style-name="T221">Fighting</text:span><text:span text:style-name="T215"> </text:span><text:span text:style-name="T216">○ ○ ○ –</text:span><text:span text:style-name="T134"> </text:span><text:span text:style-name="T138">You </text:span><text:span text:style-name="T139">inflict </text:span><text:span text:style-name="T142">and evade</text:span><text:span text:style-name="T143"> </text:span><text:span text:style-name="T139">violence</text:span><text:span text:style-name="T140"> </text:span><text:span text:style-name="T158">efficiently or brutally</text:span><text:span text:style-name="T141">.</text:span></text:p>
      <text:p text:style-name="P9"/>
      <text:p text:style-name="P14"><text:span text:style-name="T216">○ </text:span><text:span text:style-name="T217">Athletics</text:span><text:span text:style-name="T215"> </text:span><text:span text:style-name="T216">○ ○ ○ –</text:span><text:span text:style-name="T134"> </text:span><text:span text:style-name="T135">You push yourself to the human limit as you exert your body.</text:span></text:p>
      <text:p text:style-name="P15"/>
      <text:p text:style-name="P16"><text:span text:style-name="T216">○ </text:span><text:span text:style-name="T218">Research </text:span><text:span text:style-name="T216">○ ○ ○ –</text:span><text:span text:style-name="T123"> </text:span><text:span text:style-name="T126">You </text:span><text:span text:style-name="T129">discover, </text:span><text:span text:style-name="T128">examine</text:span><text:span text:style-name="T127">, </text:span><text:span text:style-name="T128">and analyze </text:span><text:span text:style-name="T127">knowledge or records </text:span><text:span text:style-name="T130">that others would overlook.</text:span></text:p>
      <text:p text:style-name="P10"/>
      <text:p text:style-name="P35"><text:span text:style-name="T134">○ </text:span><text:span text:style-name="T159">Engineering</text:span><text:span text:style-name="T136"> </text:span><text:span text:style-name="T134">○ ○ ○ –</text:span><text:span text:style-name="T123"> </text:span><text:span text:style-name="T198">You apply knowledge and artifice to synthesize novel techniques </text:span><text:span text:style-name="T199">and</text:span><text:span text:style-name="T198"> artifacts.</text:span></text:p>
      <text:p text:style-name="P35"><text:span text:style-name="T171"/></text:p>
      <text:p text:style-name="P36"><text:span text:style-name="T202">○ </text:span><text:span text:style-name="T207">Mating</text:span><text:span text:style-name="T203"> </text:span><text:span text:style-name="T202">○ ○ ○ – </text:span><text:span text:style-name="T182">You entice and negotiate </text:span><text:span text:style-name="T175">romantic </text:span><text:span text:style-name="T181">and domestic </text:span><text:span text:style-name="T184">relationships </text:span><text:span text:style-name="T182">with apparent </text:span><text:span text:style-name="T189">joy </text:span><text:span text:style-name="T182">and aplomb</text:span><text:span text:style-name="T175">. </text:span><text:span text:style-name="T176">The physical act is only part of the equation.</text:span></text:p>
      <text:p text:style-name="P35"><text:span text:style-name="T171"/></text:p>
      <text:p text:style-name="P34"><text:span text:style-name="T202">○ </text:span><text:span text:style-name="T206">Shady Shit </text:span><text:span text:style-name="T202">○ ○ ○ – </text:span><text:span text:style-name="T173">You practice the</text:span><text:span text:style-name="T190"> </text:span><text:span text:style-name="T173">tricks of the trade for those who </text:span><text:span text:style-name="T174">lurk </text:span><text:span text:style-name="T187">out of sight,</text:span><text:span text:style-name="T174"> </text:span><text:span text:style-name="T183">beyond the edge of polite society</text:span><text:span text:style-name="T173">.</text:span></text:p>
      <text:p text:style-name="P34"><text:span text:style-name="T173"/></text:p>
      <text:p text:style-name="P37"><text:span text:style-name="T202">○ </text:span><text:span text:style-name="T208">Spooky </text:span><text:span text:style-name="T206">Shit </text:span><text:span text:style-name="T202">○ ○ ○ –</text:span><text:span text:style-name="T165"> </text:span><text:span text:style-name="T182">You </text:span><text:span text:style-name="T185">recognize</text:span><text:span text:style-name="T183"> how the </text:span><text:span text:style-name="T188">esoteric</text:span><text:span text:style-name="T183"> and uncanny presents itself, and perhaps </text:span><text:span text:style-name="T185">know </text:span><text:span text:style-name="T183">some of the secrets—</text:span><text:span text:style-name="T197">the nature of which </text:span><text:span text:style-name="T186">varies wildly depending on your world.</text:span></text:p>
      <text:h text:style-name="Heading_20_1" text:outline-level="1">Basic Moves</text:h>
      <text:p text:style-name="P42"><text:span text:style-name="T133">These are things most folks could </text:span><text:span text:style-name="T152">at least try to </text:span><text:span text:style-name="T150">do </text:span><text:span text:style-name="T153">when presented with </text:span><text:span text:style-name="T151">an </text:span><text:span text:style-name="T149">exciting</text:span><text:span text:style-name="T133"> problem.</text:span></text:p>
      <text:p text:style-name="P11"/>
      <text:p text:style-name="P43"><text:span text:style-name="T165">● </text:span><text:span text:style-name="T219">Fuck ‘em up –</text:span><text:span text:style-name="T220"> </text:span><text:span text:style-name="T124">You </text:span><text:span text:style-name="T132">inflict </text:span><text:span text:style-name="T124">violence on someone </text:span><text:span text:style-name="T125">or something animat</text:span><text:span text:style-name="T131">e so that they’ll </text:span><text:span text:style-name="T224">take harm</text:span><text:span text:style-name="T191">.</text:span></text:p>
      <text:p text:style-name="P43"><text:span text:style-name="T191"/></text:p>
      <text:p text:style-name="P62"><text:span text:style-name="T165">● </text:span><text:span text:style-name="T213">Compel compliance – </text:span><text:span text:style-name="T191">You </text:span><text:span text:style-name="T195">force or coerce</text:span><text:span text:style-name="T192"> someone </text:span><text:span text:style-name="T193">or something</text:span><text:span text:style-name="T191"> to do what you want, </text:span><text:span text:style-name="T194">but </text:span><text:span text:style-name="T196">they shouldn’t</text:span><text:span text:style-name="T194"> </text:span><text:span text:style-name="T225">take harm</text:span><text:span text:style-name="T194">.</text:span></text:p>
      <text:p text:style-name="P21"/>
      <text:p text:style-name="P27"><text:span text:style-name="T67">● </text:span>Go apeshit –<text:span text:style-name="T4"> </text:span><text:span text:style-name="T43">You </text:span><text:span text:style-name="T56">disrupt, </text:span><text:span text:style-name="T43">break, trash, or ruin</text:span><text:span text:style-name="T42"> </text:span><text:span text:style-name="T14">something inanimate.</text:span></text:p>
      <text:p text:style-name="P22"/>
      <text:p text:style-name="P61"><text:span text:style-name="T63">● Make it chooch –</text:span><text:span text:style-name="T67"> You make a </text:span><text:span text:style-name="T81">broken, </text:span><text:span text:style-name="T83">unreliable,</text:span><text:span text:style-name="T81"> </text:span><text:span text:style-name="T80">complicated, or unfamiliar </text:span><text:span text:style-name="T67">artifact do something useful—</text:span><text:span text:style-name="T79">potentially</text:span><text:span text:style-name="T67"> even what it was meant to do.</text:span></text:p>
      <text:p text:style-name="P24"><text:span text:style-name="T67"/></text:p>
      <text:p text:style-name="P24"><text:span text:style-name="T67">● </text:span><text:span text:style-name="T229">Get out the way</text:span> –<text:span text:style-name="T4"> </text:span><text:span text:style-name="T9">You </text:span><text:span text:style-name="T44">dodge or evade </text:span><text:span text:style-name="T45">an </text:span><text:span text:style-name="T9">attack </text:span><text:span text:style-name="T39">or </text:span><text:span text:style-name="T45">mishap</text:span><text:span text:style-name="T9">.</text:span></text:p>
      <text:p text:style-name="P12"/>
      <text:p text:style-name="P30"><text:span text:style-name="T67">● </text:span><text:span text:style-name="T228">Parkour!</text:span><text:span text:style-name="T7"> – </text:span><text:span text:style-name="T8">You </text:span><text:span text:style-name="T46">overcome terrain </text:span><text:span text:style-name="T48">that is challenging and dangerous in its own right</text:span><text:span text:style-name="T46">—</text:span><text:span text:style-name="T47">the “terrain” need not be concrete.</text:span></text:p>
      <text:p text:style-name="P12"/>
      <text:p text:style-name="P25"><text:span text:style-name="T67">● </text:span>Medic! –<text:span text:style-name="T4"> </text:span><text:span text:style-name="T52">You treat </text:span><text:span text:style-name="T4">someone’s injuries or illness.</text:span></text:p>
      <text:p text:style-name="P24"><text:span text:style-name="T67"/></text:p>
      <text:p text:style-name="P24"><text:span text:style-name="T67">● </text:span>Scope the scene – <text:span text:style-name="T52">You survey or observe</text:span><text:span text:style-name="T4"> to </text:span><text:span text:style-name="T49">see </text:span><text:span text:style-name="T4">what’s </text:span><text:span text:style-name="T10">up.</text:span></text:p>
      <text:p text:style-name="P24"><text:span text:style-name="T10"/></text:p>
      <text:p text:style-name="P28"><text:span text:style-name="T67">● </text:span>Connect the dots –<text:span text:style-name="T4"> </text:span><text:span text:style-name="T53">You put</text:span><text:span text:style-name="T5"> </text:span><text:span text:style-name="T4">together an idea based on clues </text:span><text:span text:style-name="T6">or incomplete details.</text:span></text:p>
      <text:p text:style-name="P20"/>
      <text:p text:style-name="P29"><text:span text:style-name="T67">● </text:span><text:span text:style-name="T227">Schmooze ‘em –</text:span><text:span text:style-name="T7"> </text:span><text:span text:style-name="T54">You build</text:span><text:span text:style-name="T7"> rapport or trust with someone.</text:span></text:p>
      <text:p text:style-name="P59"/>
      <text:p text:style-name="P60"><text:span text:style-name="T67">● </text:span>Fool ‘em –<text:span text:style-name="T4"> </text:span><text:span text:style-name="T55">You deceive or misdirect</text:span><text:span text:style-name="T4"> someone.</text:span></text:p>
      <text:p text:style-name="P19"/>
      <text:p text:style-name="P63"><text:span text:style-name="T100">● </text:span><text:span text:style-name="T106">Go dark –</text:span><text:span text:style-name="T107"> </text:span><text:span text:style-name="T112">You act under threat of </text:span><text:span text:style-name="T113">discovery, </text:span><text:span text:style-name="T107">detection, or suspicion.</text:span></text:p>
      <text:h text:style-name="P67" text:outline-level="1">Special Moves</text:h>
      <text:p text:style-name="P3">Resist consequences –<text:span text:style-name="T4"> </text:span><text:span text:style-name="T11">Spend 1 Resist.</text:span><text:span text:style-name="T230"> </text:span><text:span text:style-name="T11">Y</text:span><text:span text:style-name="T87">ou don’t like the consequences or complications the GM decide</text:span><text:span text:style-name="T94">d</text:span><text:span text:style-name="T87"> </text:span><text:span text:style-name="T93">when you roll</text:span><text:span text:style-name="T95">ed</text:span><text:span text:style-name="T87"> a </text:span><text:span text:style-name="T88">⚂⚃ </text:span><text:span text:style-name="T87">or </text:span><text:span text:style-name="T88">⚀⚀: </text:span><text:span text:style-name="T89">speak up and </text:span><text:span text:style-name="T90">insist they invent something less drastic </text:span><text:span text:style-name="T91">instead. </text:span><text:span text:style-name="T92">This isn’t the same as </text:span><text:span text:style-name="T85">dispute fiction</text:span><text:span text:style-name="T92">; resist consequences whenever you think it’s </text:span><text:span text:style-name="T97">advantageous</text:span><text:span text:style-name="T92"> </text:span><text:span text:style-name="T96">in-game.</text:span></text:p>
      <text:p text:style-name="P3"/>
      <text:p text:style-name="P57"><text:span text:style-name="T250">Earn </text:span>Resist –<text:span text:style-name="T4"> </text:span><text:span text:style-name="T58">G</text:span><text:span text:style-name="T99">ain 1 Resist </text:span><text:span text:style-name="T101">w</text:span><text:span text:style-name="T4">hen you creatively </text:span><text:span text:style-name="T59">invent fiction</text:span><text:span text:style-name="T66"> to set up a move where you roll a </text:span><text:span text:style-name="T88">⚅⚅ </text:span><text:span text:style-name="T86">or </text:span><text:span text:style-name="T88">⚃⚅</text:span><text:span text:style-name="T99">.</text:span></text:p>
      <text:p text:style-name="P3"/>
      <text:p text:style-name="P3">Take harm – <text:span text:style-name="T4">When you take harm blahblah.</text:span></text:p>
      <text:p text:style-name="P2"/>
      <text:p text:style-name="P4">You die – <text:span text:style-name="T4">You’ve lost your last health or a move says </text:span><text:span text:style-name="T76">you die</text:span><text:span text:style-name="T4">. </text:span><text:span text:style-name="T15">You can go sweetly into the night and build a new character </text:span><text:span text:style-name="T16">to </text:span><text:span text:style-name="T30">love</text:span><text:span text:style-name="T17">. </text:span><text:span text:style-name="T18">Or…</text:span></text:p>
      <text:p text:style-name="P18"/>
      <text:p text:style-name="P48"><text:span text:style-name="T4">You’re out of the scene </text:span><text:span text:style-name="T22">for now,</text:span><text:span text:style-name="T20"> but you somehow survived</text:span><text:span text:style-name="T4">. You come back later with </text:span><text:span text:style-name="T24">1 </text:span><text:span text:style-name="T25">health</text:span><text:span text:style-name="T24"> and </text:span><text:span text:style-name="T4">a permanent, </text:span><text:span text:style-name="T19">severe</text:span><text:span text:style-name="T4"> status of the GM’s choice. </text:span><text:span text:style-name="T21">Explain what happened </text:span><text:span text:style-name="T23">to the group.</text:span></text:p>
      <text:p text:style-name="P48"><text:span text:style-name="T23"/></text:p>
      <text:p text:style-name="P50"><text:span text:style-name="T251">Level up –</text:span><text:span text:style-name="T50"> Spend 6 XP. </text:span><text:span text:style-name="T51">F</text:span><text:span text:style-name="T108">ill </text:span><text:span text:style-name="T109">1</text:span><text:span text:style-name="T108"> </text:span><text:span text:style-name="T110">○ </text:span><text:span text:style-name="T109">to buy a resource, ability, or move </text:span><text:span text:style-name="T114">in your playbook</text:span><text:span text:style-name="T111">. </text:span><text:span text:style-name="T115">You must fulfill all other criteria to buy the item.</text:span></text:p>
      <text:p text:style-name="P48"><text:span text:style-name="T23"/></text:p>
      <text:p text:style-name="P49"><text:span text:style-name="T249">Earn </text:span>XP –<text:span text:style-name="T4"> </text:span><text:span text:style-name="T31">When you finish a play session</text:span><text:span text:style-name="T233">, </text:span><text:span text:style-name="T234">it’s time to </text:span><text:span text:style-name="T243">decide</text:span><text:span text:style-name="T234"> what XP you’ve earned</text:span><text:span text:style-name="T241">. </text:span><text:span text:style-name="T234">Talk as a group about this: maybe they remember something you forgot. </text:span><text:span text:style-name="T235">Ultimately, though, it’s up to you.</text:span></text:p>
      <text:p text:style-name="P49"><text:span text:style-name="T235"/></text:p>
      <text:p text:style-name="P53"><text:span text:style-name="T235">Y</text:span><text:span text:style-name="T232">ou get 1 XP for each item </text:span><text:span text:style-name="T246">below that</text:span><text:span text:style-name="T232"> you </text:span><text:span text:style-name="T242">(not the GM) </text:span><text:span text:style-name="T232">think is true for this play session. </text:span><text:span text:style-name="T247">Y</text:span><text:span text:style-name="T246">ou can only take </text:span><text:span text:style-name="T247">each item </text:span><text:span text:style-name="T246">once, even if you did the thing multiple times in the session.</text:span></text:p>
      <text:p text:style-name="P53"><text:span text:style-name="T232"/></text:p>
      <text:list xml:id="list4208139873" text:style-name="L3">
        <text:list-item>
          <text:p text:style-name="P56"><text:span text:style-name="T232">at no point did </text:span><text:span text:style-name="T61">you die</text:span><text:span text:style-name="T84">.</text:span></text:p>
        </text:list-item>
        <text:list-item>
          <text:p text:style-name="P51"><text:span text:style-name="T238">y</text:span><text:span text:style-name="T232">ou made a particularly badass move that </text:span><text:span text:style-name="T240">reinforced your</text:span><text:span text:style-name="T236"> Concept.</text:span></text:p>
        </text:list-item>
        <text:list-item>
          <text:p text:style-name="P52"><text:span text:style-name="T238">y</text:span><text:span text:style-name="T232">ou </text:span><text:span text:style-name="T239">suffered</text:span><text:span text:style-name="T232"> a particularly painful (or hilarious) blunder </text:span><text:span text:style-name="T244">as a result of</text:span><text:span text:style-name="T232"> </text:span><text:span text:style-name="T237">playing to your Concept.</text:span></text:p>
        </text:list-item>
        <text:list-item>
          <text:p text:style-name="P55"><text:span text:style-name="T237">y</text:span><text:span text:style-name="T232">ou </text:span><text:span text:style-name="T245">made moves to pursue</text:span><text:span text:style-name="T232"> </text:span><text:span text:style-name="T248">a </text:span><text:span text:style-name="T232">Driv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17:34:48.933248760</dc:date>
    <meta:editing-duration>P6DT10H37M55S</meta:editing-duration>
    <meta:editing-cycles>2749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2" meta:paragraph-count="53" meta:word-count="941" meta:character-count="5168" meta:non-whitespace-character-count="4250"/>
  </office:meta>
</office:document-meta>
</file>